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8.987cm"/>
    </style:style>
    <style:style style:name="co6" style:family="table-column">
      <style:table-column-properties fo:break-before="auto" style:column-width="7.923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3.6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Första serien</text:p>
          </table:table-cell>
          <table:table-cell office:value-type="string">
            <text:p>Leverantör</text:p>
          </table:table-cell>
          <table:table-cell office:value-type="string">
            <text:p>Komment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5</text:p>
          </table:table-cell>
          <table:table-cell office:value-type="string">
            <text:p>RESISTOR, European symbol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C6, C7, C19, C20, C28, C42, C43</text:p>
          </table:table-cell>
          <table:table-cell office:value-type="string">
            <text:p>CAPACITOR, European symbol</text:p>
          </table:table-cell>
          <table:table-cell office:value-type="string">
            <text:p>I lager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C2, C4, C9, C10, C12, C16, C18, C23</text:p>
          </table:table-cell>
          <table:table-cell office:value-type="string">
            <text:p>CAPACITOR, European symbol</text:p>
          </table:table-cell>
          <table:table-cell office:value-type="string">
            <text:p>I Lager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ohm@100MHz</text:p>
          </table:table-cell>
          <table:table-cell office:value-type="string">
            <text:p>FERRITE_NEAD</text:p>
          </table:table-cell>
          <table:table-cell office:value-type="string">
            <text:p>0603</text:p>
          </table:table-cell>
          <table:table-cell office:value-type="string">
            <text:p>L13</text:p>
          </table:table-cell>
          <table:table-cell/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p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C5</text:p>
          </table:table-cell>
          <table:table-cell office:value-type="string">
            <text:p>CAPACITOR, European symbol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, R14, R19, R20, R28, R29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C8, C26</text:p>
          </table:table-cell>
          <table:table-cell office:value-type="string">
            <text:p>CAPACITOR, European symbol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uF</text:p>
          </table:table-cell>
          <table:table-cell office:value-type="string">
            <text:p>C-EUC1206K</text:p>
          </table:table-cell>
          <table:table-cell office:value-type="string">
            <text:p>C1206K</text:p>
          </table:table-cell>
          <table:table-cell office:value-type="string">
            <text:p>C3, C44, PC1, PC2, PC3</text:p>
          </table:table-cell>
          <table:table-cell office:value-type="string">
            <text:p>CAPACITOR, European symbol</text:p>
          </table:table-cell>
          <table:table-cell office:value-type="string">
            <text:p>I lager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K4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4</text:p>
          </table:table-cell>
          <table:table-cell office:value-type="string">
            <text:p>RESISTOR, European symbol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XTAL-4-3225</text:p>
          </table:table-cell>
          <table:table-cell office:value-type="string">
            <text:p>NX3225</text:p>
          </table:table-cell>
          <table:table-cell office:value-type="string">
            <text:p>Q2</text:p>
          </table:table-cell>
          <table:table-cell office:value-type="string">
            <text:p>Classic 4-pin 3.2 x 2.5mm crys</text:p>
          </table:table-cell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8p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C17, C21, C22, C24, C25</text:p>
          </table:table-cell>
          <table:table-cell office:value-type="string">
            <text:p>CAPACITOR, European symbol</text:p>
          </table:table-cell>
          <table:table-cell office:value-type="string">
            <text:p>I Lager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7, R8, R9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M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6, R15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4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2, R23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n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C27</text:p>
          </table:table-cell>
          <table:table-cell office:value-type="string">
            <text:p>CAPACITOR, European symbol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XTAL-4-3225</text:p>
          </table:table-cell>
          <table:table-cell office:value-type="string">
            <text:p>NX3225</text:p>
          </table:table-cell>
          <table:table-cell office:value-type="string">
            <text:p>Q3</text:p>
          </table:table-cell>
          <table:table-cell office:value-type="string">
            <text:p>Classic 4-pin 3.2 x 2.5mm crys</text:p>
          </table:table-cell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0R</text:p>
          </table:table-cell>
          <table:table-cell table:number-columns-repeated="2" office:value-type="string">
            <text:p>CTS742C083</text:p>
          </table:table-cell>
          <table:table-cell office:value-type="string">
            <text:p>RN1</text:p>
          </table:table-cell>
          <table:table-cell office:value-type="string">
            <text:p>Chip Resistor Array 4 Single R</text:p>
          </table:table-cell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2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.7u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C1, C11, C13</text:p>
          </table:table-cell>
          <table:table-cell office:value-type="string">
            <text:p>CAPACITOR, European symbol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3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9R9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6, R17, R18, R26</text:p>
          </table:table-cell>
          <table:table-cell office:value-type="string">
            <text:p>RESISTOR, European symbol</text:p>
          </table:table-cell>
          <table:table-cell office:value-type="string">
            <text:p>I Lager</text:p>
          </table:table-cell>
          <table:table-cell office:value-type="string">
            <text:p>Farnell</text:p>
          </table:table-cell>
          <table:table-cell office:value-type="string">
            <text:p>Använder 47R iställ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 table:number-columns-repeated="2" office:value-type="string">
            <text:p>CTS742C083</text:p>
          </table:table-cell>
          <table:table-cell office:value-type="string">
            <text:p>RN2</text:p>
          </table:table-cell>
          <table:table-cell office:value-type="string">
            <text:p>Chip Resistor Array 4 Single R</text:p>
          </table:table-cell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.8n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S1117-3.3</text:p>
          </table:table-cell>
          <table:table-cell office:value-type="string">
            <text:p>MC33269ST-3.3T3</text:p>
          </table:table-cell>
          <table:table-cell office:value-type="string">
            <text:p>SOT223</text:p>
          </table:table-cell>
          <table:table-cell office:value-type="string">
            <text:p>U3</text:p>
          </table:table-cell>
          <table:table-cell office:value-type="string">
            <text:p>Adjustable Output Low Dropout</text:p>
          </table:table-cell>
          <table:table-cell office:value-type="string">
            <text:p>I Lager</text:p>
          </table:table-cell>
          <table:table-cell office:value-type="string">
            <text:p>Chin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S1117-5.0</text:p>
          </table:table-cell>
          <table:table-cell office:value-type="string">
            <text:p>MC33269ST-3.3T3</text:p>
          </table:table-cell>
          <table:table-cell office:value-type="string">
            <text:p>SOT223</text:p>
          </table:table-cell>
          <table:table-cell office:value-type="string">
            <text:p>U4</text:p>
          </table:table-cell>
          <table:table-cell office:value-type="string">
            <text:p>Adjustable Output Low Dropout</text:p>
          </table:table-cell>
          <table:table-cell office:value-type="string">
            <text:p>I Lager</text:p>
          </table:table-cell>
          <table:table-cell office:value-type="string">
            <text:p>China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RDUINO_R3_ICSP1</text:p>
          </table:table-cell>
          <table:table-cell office:value-type="string">
            <text:p>ARDUINOR3_ICSP</text:p>
          </table:table-cell>
          <table:table-cell office:value-type="string">
            <text:p>U$4</text:p>
          </table:table-cell>
          <table:table-cell/>
          <table:table-cell office:value-type="string">
            <text:p>I Lager</text:p>
          </table:table-cell>
          <table:table-cell office:value-type="string">
            <text:p>Chin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MEGA328P-AU</text:p>
          </table:table-cell>
          <table:table-cell office:value-type="string">
            <text:p>TQFP32-08</text:p>
          </table:table-cell>
          <table:table-cell office:value-type="string">
            <text:p>ZU1</text:p>
          </table:table-cell>
          <table:table-cell office:value-type="string">
            <text:p>MICROCONTROLLER</text:p>
          </table:table-cell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LEDCHIPLED_0603</text:p>
          </table:table-cell>
          <table:table-cell office:value-type="string">
            <text:p>CHIPLED_0603</text:p>
          </table:table-cell>
          <table:table-cell office:value-type="string">
            <text:p>L</text:p>
          </table:table-cell>
          <table:table-cell office:value-type="string">
            <text:p>LED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1206-S01575</text:p>
          </table:table-cell>
          <table:table-cell office:value-type="string">
            <text:p>DIODE-SOD110-R</text:p>
          </table:table-cell>
          <table:table-cell office:value-type="string">
            <text:p>SOD110-R</text:p>
          </table:table-cell>
          <table:table-cell office:value-type="string">
            <text:p>D1</text:p>
          </table:table-cell>
          <table:table-cell office:value-type="string">
            <text:p>DIODE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G0603MLC-05E</text:p>
          </table:table-cell>
          <table:table-cell office:value-type="string">
            <text:p>VARISTORCN0603</text:p>
          </table:table-cell>
          <table:table-cell office:value-type="string">
            <text:p>CT/CN0603</text:p>
          </table:table-cell>
          <table:table-cell office:value-type="string">
            <text:p>Z1, Z2</text:p>
          </table:table-cell>
          <table:table-cell office:value-type="string">
            <text:p>VARISTOR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P2104</text:p>
          </table:table-cell>
          <table:table-cell office:value-type="string">
            <text:p>QFN24</text:p>
          </table:table-cell>
          <table:table-cell office:value-type="string">
            <text:p>U1</text:p>
          </table:table-cell>
          <table:table-cell/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DN340P</text:p>
          </table:table-cell>
          <table:table-cell office:value-type="string">
            <text:p>PMOSSOT23</text:p>
          </table:table-cell>
          <table:table-cell office:value-type="string">
            <text:p>SOT-23</text:p>
          </table:table-cell>
          <table:table-cell office:value-type="string">
            <text:p>T1</text:p>
          </table:table-cell>
          <table:table-cell office:value-type="string">
            <text:p>MOS FET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LEDCHIPLED_0603</text:p>
          </table:table-cell>
          <table:table-cell office:value-type="string">
            <text:p>CHIPLED_0603</text:p>
          </table:table-cell>
          <table:table-cell office:value-type="string">
            <text:p>ON</text:p>
          </table:table-cell>
          <table:table-cell office:value-type="string">
            <text:p>LED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ACT</text:p>
          </table:table-cell>
          <table:table-cell office:value-type="string">
            <text:p>LED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HR911105A</text:p>
          </table:table-cell>
          <table:table-cell office:value-type="string">
            <text:p>RJ1</text:p>
          </table:table-cell>
          <table:table-cell/>
          <table:table-cell office:value-type="string">
            <text:p>I Lager</text:p>
          </table:table-cell>
          <table:table-cell office:value-type="string">
            <text:p>Link-P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V358IDGKR</text:p>
          </table:table-cell>
          <table:table-cell office:value-type="string">
            <text:p>LMV358MMX</text:p>
          </table:table-cell>
          <table:table-cell office:value-type="string">
            <text:p>MSOP08</text:p>
          </table:table-cell>
          <table:table-cell office:value-type="string">
            <text:p>U2</text:p>
          </table:table-cell>
          <table:table-cell office:value-type="string">
            <text:p>Dual General Purpose, Low Volt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24SRDW</text:p>
          </table:table-cell>
          <table:table-cell office:value-type="string">
            <text:p>TSSOP8</text:p>
          </table:table-cell>
          <table:table-cell office:value-type="string">
            <text:p>U5</text:p>
          </table:table-cell>
          <table:table-cell/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7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2</text:p>
          </table:table-cell>
          <table:table-cell office:value-type="string">
            <text:p>DIODE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F-MSMF050-2 500mA</text:p>
          </table:table-cell>
          <table:table-cell office:value-type="string">
            <text:p>L-EUL2012C</text:p>
          </table:table-cell>
          <table:table-cell office:value-type="string">
            <text:p>L2012C</text:p>
          </table:table-cell>
          <table:table-cell office:value-type="string">
            <text:p>F1</text:p>
          </table:table-cell>
          <table:table-cell office:value-type="string">
            <text:p>INDUCTOR, European symbol</text:p>
          </table:table-cell>
          <table:table-cell office:value-type="string">
            <text:p>Beställt</text:p>
          </table:table-cell>
          <table:table-cell office:value-type="string">
            <text:p>Digike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string">
            <text:p>PWR5.5/2.5</text:p>
          </table:table-cell>
          <table:table-cell office:value-type="string">
            <text:p>J6</text:p>
          </table:table-cell>
          <table:table-cell/>
          <table:table-cell office:value-type="string">
            <text:p>I Lager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string">
            <text:p>TS42</text:p>
          </table:table-cell>
          <table:table-cell office:value-type="string">
            <text:p>RESET</text:p>
          </table:table-cell>
          <table:table-cell office:value-type="string">
            <text:p>TS42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U.FL</text:p>
          </table:table-cell>
          <table:table-cell office:value-type="string">
            <text:p>J5</text:p>
          </table:table-cell>
          <table:table-cell office:value-type="string">
            <text:p>SMD antenna connector- WRL-091</text:p>
          </table:table-cell>
          <table:table-cell office:value-type="string">
            <text:p>Beställt</text:p>
          </table:table-cell>
          <table:table-cell office:value-type="string">
            <text:p>Farnel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USB</text:p>
          </table:table-cell>
          <table:table-cell office:value-type="string">
            <text:p>USB-MICRO-FCI</text:p>
          </table:table-cell>
          <table:table-cell office:value-type="string">
            <text:p>JP1</text:p>
          </table:table-cell>
          <table:table-cell/>
          <table:table-cell office:value-type="string">
            <text:p>I Lager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W5500</text:p>
          </table:table-cell>
          <table:table-cell office:value-type="string">
            <text:p>QFP48</text:p>
          </table:table-cell>
          <table:table-cell office:value-type="string">
            <text:p>U6</text:p>
          </table:table-cell>
          <table:table-cell/>
          <table:table-cell office:value-type="string">
            <text:p>I Lager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llow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RX1, TX1</text:p>
          </table:table-cell>
          <table:table-cell office:value-type="string">
            <text:p>LED</text:p>
          </table:table-cell>
          <table:table-cell office:value-type="string">
            <text:p>I Lager</text:p>
          </table:table-cell>
          <table:table-cell table:number-columns-repeated="2"/>
        </table:table-row>
        <table:table-row table:style-name="ro2" table:number-rows-repeated="104852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1" table:style-name="ta1">
        <table:table-column table:style-name="co9" table:default-cell-style-name="Default"/>
        <table:table-row table:style-name="ro3">
          <table:table-cell/>
        </table:table-row>
      </table:table>
      <table:table table:name="Tabell2" table:style-name="ta1">
        <table:table-column table:style-name="co9" table:default-cell-style-name="Default"/>
        <table:table-row table:style-name="ro3">
          <table:table-cell/>
        </table:table-row>
      </table:table>
      <table:table table:name="Tabell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ntus Oldberg</meta:initial-creator>
    <meta:creation-date>2015-01-17T12:49:03</meta:creation-date>
    <dc:date>2015-01-17T16:33:57</dc:date>
    <dc:creator>Pontus Oldberg</dc:creator>
    <meta:editing-duration>PT1H59M49S</meta:editing-duration>
    <meta:editing-cycles>1</meta:editing-cycles>
    <meta:document-statistic meta:table-count="4" meta:cell-count="357" meta:object-count="0"/>
    <meta:generator>LibreOffice/3.5$Linux_X86_64 LibreOffice_project/350m1$Build-2</meta:generator>
  </office:meta>
</office:document-meta>
</file>